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1" style:family="text">
      <style:text-properties officeooo:rsid="0015231a"/>
    </style:style>
    <style:style style:name="T2" style:family="text">
      <style:text-properties officeooo:rsid="00159c6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-<text:span text:style-name="T1">Beschreiben und erklären Sie die Transformation von Modellkoordinaten in Clippingkooridinaten, Bildkoordinaten (Kamerakoordinaten).</text:span></text:p>
      <text:p text:style-name="Standard">-<text:span text:style-name="T1">Beschreiben und erklären Sie das Lambertsche sowie das Phongsche <text:s/>Beleuchtungsmodell.</text:span></text:p>
      <text:p text:style-name="Standard">-<text:span text:style-name="T1">Was versteht man unter einem lokalen Beleuchtungsmodell?</text:span></text:p>
      <text:p text:style-name="Standard">-<text:span text:style-name="T1">Beschreiben Sie die OpenGL Renderpipeline</text:span></text:p>
      <text:p text:style-name="Standard">-<text:span text:style-name="T1">Beschreiben Sie schematisch die Funkionsweise eines GLSL Shaderprogrammes.</text:span></text:p>
      <text:p text:style-name="Standard">-<text:span text:style-name="T1">Was sind homogene Koordinaten?</text:span></text:p>
      <text:p text:style-name="Standard">-<text:span text:style-name="T1">Schreiben Sie ein Fragment-Shaderprogramm, das eine vorgegebene Ausgabe liefert.</text:span></text:p>
      <text:p text:style-name="Standard">-<text:span text:style-name="T2">Erklären Sie Bumpmapping, Displacementmapping.</text:span></text:p>
      <text:p text:style-name="Standard">-<text:span text:style-name="T2">Erklären Sie den Shadowmapalgorithmus.</text:span></text:p>
      <text:p text:style-name="Standard">-<text:span text:style-name="T2">Was versteht man unter dem <text:s/>Z-Buffer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5T08:09:17.849605000</meta:creation-date>
    <dc:date>2016-07-15T15:07:11.359161000</dc:date>
    <meta:editing-duration>PT5M19S</meta:editing-duration>
    <meta:editing-cycles>8</meta:editing-cycles>
    <meta:generator>LibreOffice/4.2.5.2$MacOSX_X86_64 LibreOffice_project/61cb170a04bb1f12e77c884eab9192be736ec5f5</meta:generator>
    <meta:document-statistic meta:table-count="0" meta:image-count="0" meta:object-count="0" meta:page-count="1" meta:paragraph-count="10" meta:word-count="69" meta:character-count="628" meta:non-whitespace-character-count="567"/>
  </office:meta>
</office:document-meta>
</file>